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3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polygon draw:style-name="gr1" draw:layer="layout" svg:width="1.286cm" svg:height="1.429cm" svg:x="0.357cm" svg:y="0.282cm" svg:viewBox="0 0 1287 1430" draw:points="0,357 429,357 643,0 858,357 1287,357 1072,715 1287,1072 858,1072 643,1430 429,1072 0,1072 214,715">
            <text:p/>
          </draw:polygon>
          <draw:polygon draw:style-name="gr2" draw:layer="layout" svg:width="1.286cm" svg:height="1.429cm" svg:x="0.357cm" svg:y="0.282cm" svg:viewBox="0 0 1287 1430" draw:points="0,357 429,357 643,0 858,357 1287,357 1072,715 1287,1072 858,1072 643,1430 429,1072 0,1072 214,715">
            <text:p/>
          </draw:polygon>
          <draw:polygon draw:style-name="gr4" draw:layer="layout" svg:width="1.286cm" svg:height="1.429cm" svg:x="0.357cm" svg:y="0.282cm" svg:viewBox="0 0 1287 1430" draw:points="0,357 429,357 643,0 858,357 1287,357 1072,715 1287,1072 858,1072 643,1430 429,1072 0,1072 214,71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End-Event-Multiple</dc:title>
    <meta:creation-date>2011-02-07T16:51:54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